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401cm" svg:height="0.403cm" svg:x="8.981cm" svg:y="13.534cm">
            <text:p/>
          </draw:rect>
          <draw:rect draw:style-name="gr1" draw:text-style-name="P1" draw:layer="layout" svg:width="0.403cm" svg:height="0.401cm" svg:x="9.381cm" svg:y="14.335cm">
            <text:p/>
          </draw:rect>
          <draw:rect draw:style-name="gr1" draw:text-style-name="P1" draw:layer="layout" svg:width="0.399cm" svg:height="0.403cm" svg:x="9.784cm" svg:y="13.534cm">
            <text:p/>
          </draw:rect>
          <draw:rect draw:style-name="gr1" draw:text-style-name="P1" draw:layer="layout" svg:width="0.401cm" svg:height="0.403cm" svg:x="11.383cm" svg:y="13.534cm">
            <text:p/>
          </draw:rect>
          <draw:rect draw:style-name="gr1" draw:text-style-name="P1" draw:layer="layout" svg:width="0.403cm" svg:height="0.399cm" svg:x="12.188cm" svg:y="13.936cm">
            <text:p/>
          </draw:rect>
          <draw:rect draw:style-name="gr1" draw:text-style-name="P1" draw:layer="layout" svg:width="0.399cm" svg:height="0.401cm" svg:x="11.789cm" svg:y="14.335cm">
            <text:p/>
          </draw:rect>
          <draw:rect draw:style-name="gr1" draw:text-style-name="P1" draw:layer="layout" svg:width="0.401cm" svg:height="0.403cm" svg:x="10.983cm" svg:y="14.735cm">
            <text:p/>
          </draw:rect>
          <draw:rect draw:style-name="gr1" draw:text-style-name="P1" draw:layer="layout" svg:width="0.401cm" svg:height="0.401cm" svg:x="10.583cm" svg:y="15.536cm">
            <text:p/>
          </draw:rect>
          <draw:rect draw:style-name="gr1" draw:text-style-name="P1" draw:layer="layout" svg:width="0.403cm" svg:height="0.401cm" svg:x="11.784cm" svg:y="16.737cm">
            <text:p/>
          </draw:rect>
          <draw:g>
            <draw:line draw:style-name="gr2" draw:text-style-name="P2" draw:layer="layout" svg:x1="8.981cm" svg:y1="13.135cm" svg:x2="8.981cm" svg:y2="17.138cm">
              <text:p/>
            </draw:line>
            <draw:line draw:style-name="gr2" draw:text-style-name="P2" draw:layer="layout" svg:x1="9.381cm" svg:y1="13.135cm" svg:x2="9.381cm" svg:y2="17.138cm">
              <text:p/>
            </draw:line>
            <draw:line draw:style-name="gr2" draw:text-style-name="P2" draw:layer="layout" svg:x1="9.782cm" svg:y1="13.135cm" svg:x2="9.782cm" svg:y2="17.138cm">
              <text:p/>
            </draw:line>
            <draw:line draw:style-name="gr2" draw:text-style-name="P2" draw:layer="layout" svg:x1="10.182cm" svg:y1="13.135cm" svg:x2="10.182cm" svg:y2="17.138cm">
              <text:p/>
            </draw:line>
            <draw:line draw:style-name="gr2" draw:text-style-name="P2" draw:layer="layout" svg:x1="10.582cm" svg:y1="13.135cm" svg:x2="10.582cm" svg:y2="17.138cm">
              <text:p/>
            </draw:line>
            <draw:line draw:style-name="gr2" draw:text-style-name="P2" draw:layer="layout" svg:x1="10.983cm" svg:y1="13.135cm" svg:x2="10.983cm" svg:y2="17.138cm">
              <text:p/>
            </draw:line>
            <draw:line draw:style-name="gr2" draw:text-style-name="P2" draw:layer="layout" svg:x1="11.383cm" svg:y1="13.135cm" svg:x2="11.383cm" svg:y2="17.138cm">
              <text:p/>
            </draw:line>
            <draw:line draw:style-name="gr2" draw:text-style-name="P2" draw:layer="layout" svg:x1="11.783cm" svg:y1="13.135cm" svg:x2="11.783cm" svg:y2="17.138cm">
              <text:p/>
            </draw:line>
            <draw:line draw:style-name="gr2" draw:text-style-name="P2" draw:layer="layout" svg:x1="12.184cm" svg:y1="13.135cm" svg:x2="12.184cm" svg:y2="17.138cm">
              <text:p/>
            </draw:line>
            <draw:line draw:style-name="gr2" draw:text-style-name="P2" draw:layer="layout" svg:x1="12.584cm" svg:y1="13.135cm" svg:x2="12.584cm" svg:y2="17.138cm">
              <text:p/>
            </draw:line>
            <draw:line draw:style-name="gr2" draw:text-style-name="P2" draw:layer="layout" svg:x1="12.985cm" svg:y1="13.135cm" svg:x2="12.985cm" svg:y2="17.138cm">
              <text:p/>
            </draw:line>
            <draw:line draw:style-name="gr2" draw:text-style-name="P2" draw:layer="layout" svg:x1="8.981cm" svg:y1="13.135cm" svg:x2="12.984cm" svg:y2="13.135cm">
              <text:p/>
            </draw:line>
            <draw:line draw:style-name="gr2" draw:text-style-name="P2" draw:layer="layout" svg:x1="8.981cm" svg:y1="13.534cm" svg:x2="12.984cm" svg:y2="13.534cm">
              <text:p/>
            </draw:line>
            <draw:line draw:style-name="gr2" draw:text-style-name="P2" draw:layer="layout" svg:x1="8.981cm" svg:y1="13.935cm" svg:x2="12.984cm" svg:y2="13.935cm">
              <text:p/>
            </draw:line>
            <draw:line draw:style-name="gr2" draw:text-style-name="P2" draw:layer="layout" svg:x1="8.981cm" svg:y1="14.333cm" svg:x2="12.984cm" svg:y2="14.333cm">
              <text:p/>
            </draw:line>
            <draw:line draw:style-name="gr2" draw:text-style-name="P2" draw:layer="layout" svg:x1="8.981cm" svg:y1="14.736cm" svg:x2="12.984cm" svg:y2="14.736cm">
              <text:p/>
            </draw:line>
            <draw:line draw:style-name="gr2" draw:text-style-name="P2" draw:layer="layout" svg:x1="8.981cm" svg:y1="15.137cm" svg:x2="12.984cm" svg:y2="15.137cm">
              <text:p/>
            </draw:line>
            <draw:line draw:style-name="gr2" draw:text-style-name="P2" draw:layer="layout" svg:x1="8.981cm" svg:y1="15.536cm" svg:x2="12.984cm" svg:y2="15.536cm">
              <text:p/>
            </draw:line>
            <draw:line draw:style-name="gr2" draw:text-style-name="P2" draw:layer="layout" svg:x1="8.981cm" svg:y1="15.938cm" svg:x2="12.984cm" svg:y2="15.938cm">
              <text:p/>
            </draw:line>
            <draw:line draw:style-name="gr2" draw:text-style-name="P2" draw:layer="layout" svg:x1="8.981cm" svg:y1="16.335cm" svg:x2="12.984cm" svg:y2="16.335cm">
              <text:p/>
            </draw:line>
            <draw:line draw:style-name="gr2" draw:text-style-name="P2" draw:layer="layout" svg:x1="8.981cm" svg:y1="16.739cm" svg:x2="12.984cm" svg:y2="16.739cm">
              <text:p/>
            </draw:line>
            <draw:line draw:style-name="gr2" draw:text-style-name="P2" draw:layer="layout" svg:x1="8.981cm" svg:y1="17.14cm" svg:x2="12.984cm" svg:y2="17.14cm">
              <text:p/>
            </draw:line>
          </draw:g>
          <draw:line draw:style-name="gr3" draw:text-style-name="P2" draw:layer="layout" svg:x1="8.981cm" svg:y1="15.137cm" svg:x2="12.984cm" svg:y2="15.137cm">
            <text:p/>
          </draw:line>
          <draw:line draw:style-name="gr3" draw:text-style-name="P2" draw:layer="layout" svg:x1="10.983cm" svg:y1="17.138cm" svg:x2="10.983cm" svg:y2="13.13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39:06.595063666</meta:creation-date>
    <dc:date>2018-04-17T14:39:21.832149452</dc:date>
    <meta:editing-duration>PT15S</meta:editing-duration>
    <meta:editing-cycles>1</meta:editing-cycles>
    <meta:document-statistic meta:object-count="35"/>
    <meta:generator>LibreOffice/6.0.0.3$MacOSX_X86_64 LibreOffice_project/64a0f66915f38c6217de274f0aa8e15618924765</meta:generator>
  </office:meta>
</office:document-meta>
</file>